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5.2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1"/>
        <table:table-column table:style-name="co2" table:number-columns-repeated="8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Ram slots</text:p>
          </table:table-cell>
          <table:table-cell office:value-type="string" calcext:value-type="string">
            <text:p>RAM Typ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OC multiplier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Asus Crossblade Rang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pcpartpicker.com/parts/motherboard/</text:p>
          </table:table-cell>
          <table:table-cell office:value-type="string" calcext:value-type="string">
            <text:p>FM2+</text:p>
          </table:table-cell>
          <table:table-cell office:value-type="string" calcext:value-type="string">
            <text:p>149.88 </text:p>
          </table:table-cell>
          <table:table-cell office:value-type="string" calcext:value-type="string">
            <text:p>1.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SI A88XI AC V2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pcpartpicker.com/part/msi-motherboard-a88xiacv2</text:p>
          </table:table-cell>
          <table:table-cell office:value-type="string" calcext:value-type="string">
            <text:p>FM2+</text:p>
          </table:table-cell>
          <table:table-cell office:value-type="string" calcext:value-type="string">
            <text:p>97.98</text:p>
          </table:table-cell>
          <table:table-cell office:value-type="string" calcext:value-type="string">
            <text:p>1.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SRock FM2A88X-ITX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pcpartpicker.com/part/asrock-motherboard-fm2a88xitx</text:p>
          </table:table-cell>
          <table:table-cell office:value-type="string" calcext:value-type="string">
            <text:p>FM2+</text:p>
          </table:table-cell>
          <table:table-cell office:value-type="string" calcext:value-type="string">
            <text:p>79.98</text:p>
          </table:table-cell>
          <table:table-cell office:value-type="string" calcext:value-type="string">
            <text:p>1.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SRock FM2A88M PRO3+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pcpartpicker.com/part/asrock-motherboard-fm2a88mpro3</text:p>
          </table:table-cell>
          <table:table-cell office:value-type="string" calcext:value-type="string">
            <text:p>FM2+</text:p>
          </table:table-cell>
          <table:table-cell office:value-type="string" calcext:value-type="string">
            <text:p>52.38</text:p>
          </table:table-cell>
          <table:table-cell office:value-type="string" calcext:value-type="string">
            <text:p>1.1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Gigabyte GA-F2A88XM-DS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pcpartpicker.com/part/gigabyte-motherboard-gaf2a88xmds2</text:p>
          </table:table-cell>
          <table:table-cell office:value-type="string" calcext:value-type="string">
            <text:p>FM2+</text:p>
          </table:table-cell>
          <table:table-cell office:value-type="string" calcext:value-type="string">
            <text:p>57.99</text:p>
          </table:table-cell>
          <table:table-cell office:value-type="string" calcext:value-type="string">
            <text:p>1.1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SRock FM2A88X Extreme6+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pcpartpicker.com/part/asrock-motherboard-fm2a88xextreme6</text:p>
          </table:table-cell>
          <table:table-cell office:value-type="string" calcext:value-type="string">
            <text:p>FM2+</text:p>
          </table:table-cell>
          <table:table-cell office:value-type="string" calcext:value-type="string">
            <text:p>99.99</text:p>
          </table:table-cell>
          <table:table-cell office:value-type="string" calcext:value-type="string">
            <text:p>1.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sus X99-DELUXE/U3.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asus-motherboard-x99deluxeu31</text:p>
          </table:table-cell>
          <table:table-cell office:value-type="string" calcext:value-type="string">
            <text:p>X99</text:p>
          </table:table-cell>
          <table:table-cell office:value-type="string" calcext:value-type="string">
            <text:p>379.99</text:p>
          </table:table-cell>
          <table:table-cell office:value-type="string" calcext:value-type="string">
            <text:p>1.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igabyte GA-X99M-GAMING 5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gigabyte-motherboard-gax99mgaming5</text:p>
          </table:table-cell>
          <table:table-cell office:value-type="string" calcext:value-type="string">
            <text:p>X99</text:p>
          </table:table-cell>
          <table:table-cell office:value-type="string" calcext:value-type="string">
            <text:p>153.98</text:p>
          </table:table-cell>
          <table:table-cell office:value-type="string" calcext:value-type="string">
            <text:p>1.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sRock Fatal1ty X99 Kille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asrock-motherboard-fatal1tyx99xkiller31</text:p>
          </table:table-cell>
          <table:table-cell office:value-type="string" calcext:value-type="string">
            <text:p>X99</text:p>
          </table:table-cell>
          <table:table-cell office:value-type="string" calcext:value-type="string">
            <text:p>263.98</text:p>
          </table:table-cell>
          <table:table-cell office:value-type="string" calcext:value-type="string">
            <text:p>1.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sRock X99 Extreme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asrock-motherboard-x99extreme4</text:p>
          </table:table-cell>
          <table:table-cell office:value-type="string" calcext:value-type="string">
            <text:p>X99</text:p>
          </table:table-cell>
          <table:table-cell office:value-type="string" calcext:value-type="string">
            <text:p>174.98</text:p>
          </table:table-cell>
          <table:table-cell office:value-type="string" calcext:value-type="string">
            <text:p>1.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SI X99A Raide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msi-motherboard-x99araider</text:p>
          </table:table-cell>
          <table:table-cell office:value-type="string" calcext:value-type="string">
            <text:p>X99</text:p>
          </table:table-cell>
          <table:table-cell office:value-type="string" calcext:value-type="string">
            <text:p>192.98</text:p>
          </table:table-cell>
          <table:table-cell office:value-type="string" calcext:value-type="string">
            <text:p>1.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SRock X99 Extreme6/a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asrock-motherboard-x99extreme6ac</text:p>
          </table:table-cell>
          <table:table-cell office:value-type="string" calcext:value-type="string">
            <text:p>X99</text:p>
          </table:table-cell>
          <table:table-cell office:value-type="string" calcext:value-type="string">
            <text:p>233.98</text:p>
          </table:table-cell>
          <table:table-cell office:value-type="string" calcext:value-type="string">
            <text:p>1.6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sus X99-M WS Micr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asus-motherboard-x99mws</text:p>
          </table:table-cell>
          <table:table-cell office:value-type="string" calcext:value-type="string">
            <text:p>X99</text:p>
          </table:table-cell>
          <table:table-cell office:value-type="string" calcext:value-type="string">
            <text:p>263.99 </text:p>
          </table:table-cell>
          <table:table-cell office:value-type="string" calcext:value-type="string">
            <text:p>1.6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VGA Micro 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evga-motherboard-131hee095kr</text:p>
          </table:table-cell>
          <table:table-cell office:value-type="string" calcext:value-type="string">
            <text:p>X99</text:p>
          </table:table-cell>
          <table:table-cell office:value-type="string" calcext:value-type="string">
            <text:p>179.99</text:p>
          </table:table-cell>
          <table:table-cell office:value-type="string" calcext:value-type="string">
            <text:p>1.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SRock X99E-ITX/a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://pcpartpicker.com/part/asrock-motherboard-x99eitxac</text:p>
          </table:table-cell>
          <table:table-cell office:value-type="string" calcext:value-type="string">
            <text:p>X99</text:p>
          </table:table-cell>
          <table:table-cell table:style-name="ce2" office:value-type="string" calcext:value-type="string">
            <text:p><text:a xlink:href="http://pcpartpicker.com/mr/newegg/asrock-motherboard-x99eitxac" xlink:type="simple">243.98</text:a> </text:p>
          </table:table-cell>
          <table:table-cell office:value-type="string" calcext:value-type="string">
            <text:p>1.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SI H110I P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://pcpartpicker.com/part/msi-motherboard-h110ipro</text:p>
          </table:table-cell>
          <table:table-cell office:value-type="float" office:value="1151" calcext:value-type="float">
            <text:p>11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.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sRock H110M-ITX/a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://pcpartpicker.com/part/asrock-motherboard-h110mitxac</text:p>
          </table:table-cell>
          <table:table-cell office:value-type="float" office:value="1151" calcext:value-type="float">
            <text:p>115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.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SI H170I Pro A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://pcpartpicker.com/part/msi-motherboard-h170iproac</text:p>
          </table:table-cell>
          <table:table-cell office:value-type="float" office:value="1151" calcext:value-type="float">
            <text:p>115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.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Gigabyte GA-H170N-WIF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://pcpartpicker.com/part/gigabyte-motherboard-gah170nwifi</text:p>
          </table:table-cell>
          <table:table-cell office:value-type="float" office:value="1151" calcext:value-type="float">
            <text:p>115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.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SI H110M PRO-D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http://pcpartpicker.com/part/msi-motherboard-h110mprod</text:p>
          </table:table-cell>
          <table:table-cell office:value-type="float" office:value="1151" calcext:value-type="float">
            <text:p>11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SRock H170M Pro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asrock-motherboard-h170mpro4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91.98</text:p>
          </table:table-cell>
          <table:table-cell office:value-type="string" calcext:value-type="string">
            <text:p>1.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sus B150M-A Micro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asus-motherboard-b150ma</text:p>
          </table:table-cell>
          <table:table-cell office:value-type="float" office:value="1151" calcext:value-type="float">
            <text:p>115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SRock B150M Pro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asrock-motherboard-b150mpro4</text:p>
          </table:table-cell>
          <table:table-cell office:value-type="float" office:value="1151" calcext:value-type="float">
            <text:p>11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.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Gigabyte GA-B150M-D3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gigabyte-motherboard-gab150md3h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57.98</text:p>
          </table:table-cell>
          <table:table-cell office:value-type="string" calcext:value-type="string">
            <text:p>1.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Default" office:value-type="string" calcext:value-type="string">
            <text:p>MSI H170 Gaming M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msi-motherboard-h170gamingm3</text:p>
          </table:table-cell>
          <table:table-cell office:value-type="float" office:value="1151" calcext:value-type="float">
            <text:p>115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.0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style-name="Default" office:value-type="string" calcext:value-type="string">
            <text:p>Asus H170-PR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asus-motherboard-h170pro</text:p>
          </table:table-cell>
          <table:table-cell office:value-type="float" office:value="1151" calcext:value-type="float">
            <text:p>115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.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Default" office:value-type="string" calcext:value-type="string">
            <text:p>MSI H170A PC Ma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msi-motherboard-h170apcmate</text:p>
          </table:table-cell>
          <table:table-cell office:value-type="float" office:value="1151" calcext:value-type="float">
            <text:p>115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Default" office:value-type="string" calcext:value-type="string">
            <text:p>ASRock H170A-X1/3.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asrock-motherboard-h170ax131</text:p>
          </table:table-cell>
          <table:table-cell office:value-type="float" office:value="1151" calcext:value-type="float">
            <text:p>115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Default" office:value-type="string" calcext:value-type="string">
            <text:p>Gigabyte G1.Sniper B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gigabyte-motherboard-g1sniperb7rev10</text:p>
          </table:table-cell>
          <table:table-cell office:value-type="float" office:value="1151" calcext:value-type="float">
            <text:p>115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.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sus Maximus VIII Formul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asus-motherboard-maximusviiiformula</text:p>
          </table:table-cell>
          <table:table-cell office:value-type="string" calcext:value-type="string">
            <text:p>1151OC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1.5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MSI Z170A Gaming M9 ACK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msi-motherboard-z170agamingm9ack</text:p>
          </table:table-cell>
          <table:table-cell office:value-type="string" calcext:value-type="string">
            <text:p>1151OC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1.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sus Maximus VIII Rang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asus-motherboard-maximusviiiranger</text:p>
          </table:table-cell>
          <table:table-cell office:value-type="string" calcext:value-type="string">
            <text:p>1151O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.4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Default" office:value-type="string" calcext:value-type="string">
            <text:p>Gigabyte GA-Z170X-UD5 T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gigabyte-motherboard-gaz170xud5th</text:p>
          </table:table-cell>
          <table:table-cell office:value-type="string" calcext:value-type="string">
            <text:p>1151OC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.4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MSI Z170A PC Ma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msi-motherboard-z170apcmate</text:p>
          </table:table-cell>
          <table:table-cell office:value-type="string" calcext:value-type="string">
            <text:p>1151O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.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Default" office:value-type="string" calcext:value-type="string">
            <text:p>Gigabyte GA-Z170X-Gaming 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gigabyte-motherboard-gaz170xgaming3</text:p>
          </table:table-cell>
          <table:table-cell office:value-type="string" calcext:value-type="string">
            <text:p>1151OC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.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sRock Z170 Extreme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asrock-motherboard-z170extreme4</text:p>
          </table:table-cell>
          <table:table-cell office:value-type="string" calcext:value-type="string">
            <text:p>1151OC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1.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sus Z170 Pro Gamin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asus-motherboard-z170progaming</text:p>
          </table:table-cell>
          <table:table-cell office:value-type="string" calcext:value-type="string">
            <text:p>1151OC</text:p>
          </table:table-cell>
          <table:table-cell office:value-type="float" office:value="144" calcext:value-type="float">
            <text:p>144</text:p>
          </table:table-cell>
          <table:table-cell table:style-name="ce3" office:value-type="string" calcext:value-type="string">
            <text:p>1.3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sus Maximus VIII Gen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asus-motherboard-maximusviiigene</text:p>
          </table:table-cell>
          <table:table-cell office:value-type="string" calcext:value-type="string">
            <text:p>1151O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1.3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style-name="Default" office:value-type="string" calcext:value-type="string">
            <text:p>ASRock Z170M Extreme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asrock-motherboard-z170mextreme4</text:p>
          </table:table-cell>
          <table:table-cell office:value-type="string" calcext:value-type="string">
            <text:p>1151OC</text:p>
          </table:table-cell>
          <table:table-cell office:value-type="float" office:value="101" calcext:value-type="float">
            <text:p>101</text:p>
          </table:table-cell>
          <table:table-cell table:style-name="ce3" office:value-type="string" calcext:value-type="string">
            <text:p>1.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Gigabyte GA-Z170MX-Gaming 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gigabyte-motherboard-gaz170mxgaming5</text:p>
          </table:table-cell>
          <table:table-cell office:value-type="string" calcext:value-type="string">
            <text:p>1151OC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1.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Default" office:value-type="string" calcext:value-type="string">
            <text:p>Asus Maximus VIII Impac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://pcpartpicker.com/part/asus-motherboard-maximusviiiimpact</text:p>
          </table:table-cell>
          <table:table-cell office:value-type="string" calcext:value-type="string">
            <text:p>1151OC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1.5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Default" office:value-type="string" calcext:value-type="string">
            <text:p>Gigabyte GA-Z170N-Gaming 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://pcpartpicker.com/part/gigabyte-motherboard-gaz170ngaming5</text:p>
          </table:table-cell>
          <table:table-cell office:value-type="string" calcext:value-type="string">
            <text:p>1151OC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.3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Default" office:value-type="string" calcext:value-type="string">
            <text:p>EVGA Z170 Sting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://pcpartpicker.com/part/evga-motherboard-111sse172kr</text:p>
          </table:table-cell>
          <table:table-cell office:value-type="string" calcext:value-type="string">
            <text:p>1151OC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.34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number-rows-repeated="104853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.00.0000</text:date>, <text:time style:data-style-name="N2" text:time-value="15:57:24.63269399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19:26:17.274000000</meta:creation-date>
    <meta:generator>LibreOffice/5.1.2.2$Linux_X86_64 LibreOffice_project/10m0$Build-2</meta:generator>
    <dc:date>2016-05-08T17:01:26.011261079</dc:date>
    <meta:editing-duration>PT4H59M48S</meta:editing-duration>
    <meta:editing-cycles>34</meta:editing-cycles>
    <meta:document-statistic meta:table-count="1" meta:cell-count="396" meta:object-count="0"/>
  </office:meta>
</office:document-meta>
</file>